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Open Sans" svg:font-family="'Open Sans', sans-serif"/>
    <style:font-face style:name="Arial" svg:font-family="Arial" style:font-family-generic="swiss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fo:language="de" fo:country="DE" officeooo:rsid="0015f900" officeooo:paragraph-rsid="0015f900"/>
    </style:style>
    <style:style style:name="P2" style:family="paragraph" style:parent-style-name="Standard">
      <style:text-properties style:font-name="Arial" fo:language="de" fo:country="DE" officeooo:rsid="0015f900" officeooo:paragraph-rsid="001928eb"/>
    </style:style>
    <style:style style:name="P3" style:family="paragraph" style:parent-style-name="Standard">
      <style:text-properties style:font-name="Arial" fo:language="de" fo:country="DE" officeooo:rsid="0017fad5" officeooo:paragraph-rsid="001928eb"/>
    </style:style>
    <style:style style:name="P4" style:family="paragraph" style:parent-style-name="Standard">
      <style:text-properties style:font-name="Arial" fo:language="de" fo:country="DE" officeooo:rsid="001928eb" officeooo:paragraph-rsid="001928eb"/>
    </style:style>
    <style:style style:name="P5" style:family="paragraph" style:parent-style-name="Standard">
      <style:text-properties style:font-name="Arial" fo:language="de" fo:country="DE" officeooo:rsid="001928eb" officeooo:paragraph-rsid="001b02f5"/>
    </style:style>
    <style:style style:name="P6" style:family="paragraph" style:parent-style-name="Standard">
      <style:text-properties style:font-name="Arial" fo:language="de" fo:country="DE" officeooo:rsid="001928eb" officeooo:paragraph-rsid="001c453a"/>
    </style:style>
    <style:style style:name="T1" style:family="text">
      <style:text-properties officeooo:rsid="001767d4"/>
    </style:style>
    <style:style style:name="T2" style:family="text">
      <style:text-properties fo:color="#629755" style:font-name="DejaVu Sans Mono" fo:font-size="11.5pt" fo:font-style="italic" fo:font-weight="normal" style:font-size-asian="11.5pt" style:font-style-asian="italic" style:font-weight-asian="normal"/>
    </style:style>
    <style:style style:name="T3" style:family="text">
      <style:text-properties fo:color="#629755" style:font-name="DejaVu Sans Mono" fo:font-size="12pt" fo:font-style="italic" fo:font-weight="normal" style:font-size-asian="12pt" style:font-style-asian="italic" style:font-weight-asian="normal" style:font-size-complex="12pt"/>
    </style:style>
    <style:style style:name="T4" style:family="text">
      <style:text-properties fo:font-variant="normal" fo:text-transform="none" fo:color="#000000" style:font-name="Open Sans" fo:font-size="12pt" fo:letter-spacing="normal" fo:font-style="normal" fo:font-weight="normal" style:font-size-asian="12pt" style:font-style-asian="italic" style:font-weight-asian="normal" style:font-size-complex="12pt"/>
    </style:style>
    <style:style style:name="T5" style:family="text">
      <style:text-properties fo:font-variant="normal" fo:text-transform="none" fo:color="#000000" style:font-name="Open Sans" fo:font-size="12pt" fo:letter-spacing="normal" fo:font-style="normal" fo:font-weight="normal" officeooo:rsid="001928eb" style:font-size-asian="12pt" style:font-style-asian="italic" style:font-weight-asian="normal" style:font-size-complex="12pt"/>
    </style:style>
    <style:style style:name="T6" style:family="text">
      <style:text-properties officeooo:rsid="001b02f5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1c453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pan text:style-name="T3"><text:line-break/></text:span><text:span text:style-name="T4">Ein Supermarkt hat n Kassen. Zu Beginn wird eine Kasse geöffnet und dann nach folgender Strategie vorgegangen: jedes Mal wenn w Kunden bei einer Kasse warten, wird eine neue Kasse eröffnet (solange möglich). Eine Kasse wird geschlossen, wenn m Minuten kein Kunde bedient wird (mindestens eine Kasse muss jedoch offen bleiben).</text:span><text:span text:style-name="T3"><text:line-break/><text:line-break/></text:span><text:span text:style-name="T4">Ziel der Simulation: wie sieht eine möglichst "optimale" Wahl der Parameter w und m aus, sodass die Kunden nicht zu lange warten müssen, aber auch die Kosten für besetzte Kassen nicht zu hoch werden.</text:span></text:p>
      <text:p text:style-name="P2"><text:span text:style-name="T4"/></text:p>
      <text:p text:style-name="P2"><text:span text:style-name="T5">Idee:</text:span></text:p>
      <text:p text:style-name="P2"><text:span text:style-name="T5"/></text:p>
      <text:p text:style-name="P2"><text:span text:style-name="T5">Starten mit 2 Kassen Maximal verfügbar sind 7</text:span></text:p>
      <text:p text:style-name="P4"><text:span text:style-name="T4"/></text:p>
      <text:p text:style-name="P4"><text:span text:style-name="T4">Queue für neu ankommende Kunden (random in gewissen Zeitraum bestimmte anzahl an Kunden)</text:span></text:p>
      <text:p text:style-name="P4"><text:span text:style-name="T4"/></text:p>
      <text:p text:style-name="P4"><text:span text:style-name="T4">Kosten pro kassa pro minute ist 1.</text:span></text:p>
      <text:p text:style-name="P4"><text:span text:style-name="T4"/></text:p>
      <text:p text:style-name="P2"><text:span text:style-name="T7">Fragen:</text:span></text:p>
      <text:p text:style-name="P1">1)</text:p>
      <text:p text:style-name="P1">Dauer der Zeit die benötigt wird einen Kunden zu Bedienen(2min?)</text:p>
      <text:p text:style-name="P1"/>
      <text:p text:style-name="P1">2)</text:p>
      <text:p text:style-name="P1">Neuanschaffung von Kunden zufällig? <text:line-break/>extra Arraylist/ <text:span text:style-name="T6">Queue </text:span>für Kunden die kommen?</text:p>
      <text:p text:style-name="P1"/>
      <text:p text:style-name="P1">3)</text:p>
      <text:p text:style-name="P1">Soll Kassa bzw Kassaschlange als Array, sobald es voll ist (zb 5 personen) <text:s/>wird eine <text:s text:c="2"/>neue Kassa als Array der Größe 4 für 5 personen erstellt. Und kann befüllt werden.</text:p>
      <text:p text:style-name="P1"/>
      <text:p text:style-name="P1"/>
      <text:p text:style-name="P1">4)</text:p>
      <text:p text:style-name="P1">Timer für <text:span text:style-name="T1">B</text:span>edienung der Kunden und Anzahl der Minuten wo kein Kunde bedient wurde als Schleife <text:span text:style-name="T1">(Iteration = 1min)</text:span> ?</text:p>
      <text:p text:style-name="P3"><text:line-break/><text:line-break/>für Erweiterung:</text:p>
      <text:p text:style-name="P4"/>
      <text:p text:style-name="P4">Per Zufall gibt es <text:s/>mit 15-20 % Wsl einige Kunden(Schreihälse) die nach einer Extra <text:s text:c="2"/>kassa fragen auch wenn weniger als 5 Kunden in einer Schlange warten.</text:p>
      <text:p text:style-name="P4">Dem wird Folge geleistet und wie sich das auswirkt.</text:p>
      <text:p text:style-name="P4"/>
      <text:p text:style-name="P4">Variation der Bearbeitungszeit pro Kunden.<text:span text:style-name="T8">(Größere Einkäufe)</text:span></text:p>
      <text:p text:style-name="P4"/>
      <text:p text:style-name="P5">Rushhour viel los</text:p>
      <text:p text:style-name="P5"/>
      <text:p text:style-name="P6"><text:span text:style-name="T6">jeder 6e Kunde ist eine ältere Person die 4 mal die Zeit von einem normalen Kunden benötigt.</text:span><text:lin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Open Sans" svg:font-family="'Open Sans', sans-serif"/>
    <style:font-face style:name="Arial" svg:font-family="Arial" style:font-family-generic="swiss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27T13:50:57.275528054</meta:creation-date>
    <dc:date>2020-05-27T17:23:35.011797856</dc:date>
    <meta:editing-duration>PT2H26M39S</meta:editing-duration>
    <meta:editing-cycles>1</meta:editing-cycles>
    <meta:generator>LibreOffice/6.3.5.2$Linux_X86_64 LibreOffice_project/30$Build-2</meta:generator>
    <meta:document-statistic meta:table-count="0" meta:image-count="0" meta:object-count="0" meta:page-count="1" meta:paragraph-count="20" meta:word-count="253" meta:character-count="1540" meta:non-whitespace-character-count="1295"/>
  </office:meta>
</office:document-meta>
</file>